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ru" number:country="RU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 style:data-style-name="N1003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Дата начала аукциона</text:p>
          </table:table-cell>
          <table:table-cell table:style-name="ce1" office:value-type="date" office:date-value="2015-05-31" calcext:value-type="date">
            <text:p>31.5.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Дата конца аукциона</text:p>
          </table:table-cell>
          <table:table-cell table:style-name="ce1" office:value-type="date" office:date-value="2015-08-02" calcext:value-type="date">
            <text:p>2.8.15</text:p>
          </table:table-cell>
          <table:table-cell table:formula="of:=[.C3]-[.C2]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Текущая дата</text:p>
          </table:table-cell>
          <table:table-cell table:style-name="ce1" office:value-type="date" office:date-value="2015-07-15" calcext:value-type="date">
            <text:p>15.7.15</text:p>
          </table:table-cell>
          <table:table-cell table:formula="of:=[.C3]-[.C4]" office:value-type="float" office:value="18" calcext:value-type="float">
            <text:p>18</text:p>
          </table:table-cell>
          <table:table-cell table:number-columns-repeated="3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Начальная цена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Конечная цена</text:p>
          </table:table-cell>
          <table:table-cell office:value-type="float" office:value="10" calcext:value-type="float">
            <text:p>10</text:p>
          </table:table-cell>
          <table:table-cell/>
          <table:table-cell table:formula="of:=200/60" office:value-type="float" office:value="3.33333333333333" calcext:value-type="float">
            <text:p>3.33333333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Текущая цена</text:p>
          </table:table-cell>
          <table:table-cell table:formula="of:=[.C7]+(([.C6]-[.C7])/([.C3]-[.C2])*([.C3]-[.C4]))" office:value-type="float" office:value="64.2857142857143" calcext:value-type="float">
            <text:p>64.2857142857</text:p>
          </table:table-cell>
          <table:table-cell/>
          <table:table-cell table:formula="of:=[.E7]*18" office:value-type="float" office:value="60" calcext:value-type="float">
            <text:p>6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2">00/00/0000</text:date>, <text:time style:data-style-name="N2" text:time-value="12:11:49.3760650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2:11:53.974492372</meta:creation-date>
    <meta:editing-duration>PT4H20M44S</meta:editing-duration>
    <meta:editing-cycles>2</meta:editing-cycles>
    <meta:generator>LibreOffice/4.2.8.2$Linux_x86 LibreOffice_project/420m0$Build-2</meta:generator>
    <dc:date>2015-07-12T16:47:54.124129340</dc:date>
    <meta:document-statistic meta:table-count="1" meta:cell-count="17" meta:object-count="0"/>
  </office:meta>
</office:document-meta>
</file>